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0000005DC00000465398C9149F2700FFB.jpg" manifest:media-type="image/jpeg"/>
  <manifest:file-entry manifest:full-path="Pictures/10000000000005DC000004650D3A24CA79B92356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1.906cm" fo:min-width="20.481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0.636cm" fo:min-width="11.805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6.986cm" fo:min-width="22.913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0.45cm" fo:min-width="0.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166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45cm" fo:min-width="0.2cm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middle" draw:auto-grow-height="false" fo:min-height="0.45cm" fo:min-width="0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0.5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eeeee" draw:textarea-horizontal-align="left" draw:auto-grow-height="true" draw:auto-grow-width="true" fo:min-height="5.716cm" fo:min-width="13.887cm"/>
      <style:paragraph-properties style:writing-mode="lr-tb"/>
    </style:style>
    <style:style style:name="gr16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title">
      <style:graphic-properties draw:stroke="none" draw:fill="none" draw:fill-color="#ffffff" draw:textarea-horizontal-align="justify" draw:textarea-vertical-align="middle" draw:auto-grow-height="true" draw:auto-grow-width="false" fo:min-height="2.4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5" style:family="presentation" style:parent-style-name="Título_20_e_20_conteúdo-outline1">
      <style:graphic-properties/>
      <style:paragraph-properties style:writing-mode="lr-tb"/>
    </style:style>
    <style:style style:name="pr6" style:family="presentation" style:parent-style-name="Título_20_e_20_conteúd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7" style:family="presentation" style:parent-style-name="Título_20_e_20_conteúdo-title">
      <style:graphic-properties fo:min-height="2.681cm"/>
      <style:paragraph-properties style:writing-mode="lr-tb"/>
    </style:style>
    <style:style style:name="pr8" style:family="presentation" style:parent-style-name="Título_20_e_20_conteúdo-outline1">
      <style:graphic-properties fo:min-height="14.35cm"/>
      <style:paragraph-properties style:writing-mode="lr-tb"/>
    </style:style>
    <style:style style:name="pr9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10" style:family="presentation" style:parent-style-name="Título_20_e_20_conteúdo-outline1" style:list-style-name="L5">
      <style:graphic-properties fo:min-height="14.35cm"/>
      <style:paragraph-properties style:writing-mode="lr-tb"/>
    </style:style>
    <style:style style:name="pr11" style:family="presentation" style:parent-style-name="Título_20_e_20_conteúdo-outline1" style:list-style-name="L6">
      <style:graphic-properties fo:min-height="14.35cm"/>
      <style:paragraph-properties style:writing-mode="lr-tb"/>
    </style:style>
    <style:style style:name="pr12" style:family="presentation" style:parent-style-name="Título_20_e_20_conteúdo-outline1" style:list-style-name="L8">
      <style:graphic-properties fo:min-height="14.35cm"/>
      <style:paragraph-properties style:writing-mode="lr-tb"/>
    </style:style>
    <style:style style:name="co1" style:family="table-column">
      <style:table-column-properties style:column-width="4.247cm" style:use-optimal-column-width="false"/>
    </style:style>
    <style:style style:name="co2" style:family="table-column">
      <style:table-column-properties style:column-width="3.683cm" style:use-optimal-column-width="false"/>
    </style:style>
    <style:style style:name="co3" style:family="table-column">
      <style:table-column-properties style:column-width="4.819cm" style:use-optimal-column-width="false"/>
    </style:style>
    <style:style style:name="ro1" style:family="table-row">
      <style:table-row-properties style:row-height="1.648cm" style:use-optimal-row-height="false"/>
    </style:style>
    <style:style style:name="ro2" style:family="table-row">
      <style:table-row-properties style:row-height="1.647cm" style:use-optimal-row-height="false"/>
    </style:style>
    <style:style style:name="ce1" style:family="table-cell">
      <loext:graphic-properties draw:textarea-vertical-align="middle"/>
      <style:paragraph-properties fo:margin-top="0cm" fo:margin-bottom="0cm" fo:text-align="center" fo:border="1.42pt solid #ffffff"/>
      <style:text-properties style:font-name="Consolas1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use-window-font-color="true" loext:opacity="0%" style:font-name="Liberation Sans4" fo:text-shadow="1pt 1pt"/>
    </style:style>
    <style:style style:name="P9" style:family="paragraph">
      <style:paragraph-properties fo:text-align="justify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style:font-name="Liberation Sans4"/>
    </style:style>
    <style:style style:name="P13" style:family="paragraph">
      <style:paragraph-properties fo:margin-top="0cm" fo:margin-bottom="0cm" fo:text-align="center"/>
    </style:style>
    <style:style style:name="P14" style:family="paragraph">
      <style:paragraph-properties fo:margin-top="0cm" fo:margin-bottom="0cm" fo:text-align="center"/>
      <style:text-properties style:font-name="Consolas1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solid" draw:fill-color="#eeeeee"/>
      <style:paragraph-properties style:writing-mode="lr-tb"/>
      <style:text-properties style:font-name="Consolas1"/>
    </style:style>
    <style:style style:name="P17" style:family="paragraph"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-color="#dddddd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dddddd"/>
      <style:paragraph-properties fo:text-align="center" style:writing-mode="lr-tb"/>
      <style:text-properties fo:font-size="16pt" style:font-size-asian="16pt" style:font-size-complex="16pt"/>
    </style:style>
    <style:style style:name="P20" style:family="paragraph">
      <style:paragraph-properties fo:text-align="center" style:writing-mode="lr-tb"/>
      <style:text-properties fo:color="#666666" loext:opacity="100%" fo:font-size="16pt" style:font-size-asian="16pt" style:font-size-complex="16pt"/>
    </style:style>
    <style:style style:name="P21" style:family="paragraph">
      <loext:graphic-properties draw:fill-color="#dddddd"/>
      <style:paragraph-properties fo:text-align="center" style:writing-mode="lr-tb"/>
      <style:text-properties fo:color="#666666" loext:opacity="100%" fo:font-size="16pt" style:font-size-asian="16pt" style:font-size-complex="16pt"/>
    </style:style>
    <style:style style:name="P22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23" style:family="paragraph">
      <loext:graphic-properties draw:fill-color="#dddddd"/>
      <style:paragraph-properties fo:text-align="center" style:writing-mode="lr-tb"/>
      <style:text-properties fo:font-size="16pt" fo:font-weight="bold" style:font-size-asian="16pt" style:font-size-complex="16pt"/>
    </style:style>
    <style:style style:name="P24" style:family="paragraph">
      <style:paragraph-properties fo:text-align="center"/>
    </style:style>
    <style:style style:name="P25" style:family="paragraph"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6" style:family="paragraph">
      <loext:graphic-properties draw:fill-color="#dddddd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27" style:family="paragraph">
      <style:paragraph-properties fo:text-align="center" style:writing-mode="lr-tb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28" style:family="paragraph">
      <loext:graphic-properties draw:fill-color="#dddddd"/>
      <style:paragraph-properties fo:text-align="center" style:writing-mode="lr-tb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29" style:family="paragraph">
      <loext:graphic-properties draw:fill="none" draw:fill-color="#ffffff"/>
      <style:paragraph-properties style:writing-mode="lr-tb"/>
      <style:text-properties style:font-name="Consolas1"/>
    </style:style>
    <style:style style:name="P30" style:family="paragraph">
      <loext:graphic-properties draw:fill-color="#afd095"/>
      <style:paragraph-properties fo:text-align="center" style:writing-mode="lr-tb"/>
      <style:text-properties fo:color="#000000" loext:opacity="100%" fo:font-size="16pt" style:font-size-asian="16pt" style:font-size-complex="16pt"/>
    </style:style>
    <style:style style:name="P31" style:family="paragraph">
      <style:paragraph-properties fo:text-align="center" style:writing-mode="lr-tb"/>
      <style:text-properties fo:color="#000000" loext:opacity="100%" fo:font-size="16pt" fo:font-weight="bold" style:font-size-asian="16pt" style:font-size-complex="16pt"/>
    </style:style>
    <style:style style:name="P32" style:family="paragraph">
      <loext:graphic-properties draw:fill-color="#ffb66c"/>
      <style:paragraph-properties fo:text-align="center" style:writing-mode="lr-tb"/>
      <style:text-properties fo:color="#000000" loext:opacity="100%" fo:font-size="16pt" fo:font-weight="bold" style:font-size-asian="16pt" style:font-size-complex="16pt"/>
    </style:style>
    <style:style style:name="P33" style:family="paragraph">
      <style:paragraph-properties fo:text-align="center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4" style:family="paragraph">
      <loext:graphic-properties draw:fill-color="#ffb66c"/>
      <style:paragraph-properties fo:text-align="center" style:writing-mode="lr-tb"/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P35" style:family="paragraph">
      <loext:graphic-properties draw:fill-color="#afd095"/>
      <style:paragraph-properties fo:text-align="center" style:writing-mode="lr-tb"/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fo:color="#b3cac7" loext:opacity="100%" fo:font-size="13pt" style:font-size-asian="13pt" style:font-size-complex="13pt"/>
    </style:style>
    <style:style style:name="P37" style:family="paragraph">
      <style:paragraph-properties fo:text-align="justify" style:writing-mode="lr-tb"/>
    </style:style>
    <style:style style:name="P38" style:family="paragraph">
      <style:text-properties fo:font-style="italic"/>
    </style:style>
    <style:style style:name="P39" style:family="paragraph">
      <loext:graphic-properties draw:fill="none" draw:fill-color="#ffffff"/>
      <style:text-properties fo:font-size="14pt" fo:font-style="italic" style:font-size-asian="14pt" style:font-size-complex="14pt"/>
    </style:style>
    <style:style style:name="P40" style:family="paragraph">
      <style:paragraph-properties fo:text-align="justify"/>
      <style:text-properties fo:hyphenate="false" loext:hyphenation-no-caps="false"/>
    </style:style>
    <style:style style:name="P41" style:family="paragraph">
      <style:paragraph-properties fo:text-align="justify" style:writing-mode="lr-tb"/>
      <style:text-properties style:font-name="Liberation Sans4" fo:hyphenate="false" loext:hyphenation-no-caps="false"/>
    </style:style>
    <style:style style:name="P42" style:family="paragraph">
      <style:text-properties fo:hyphenate="false" loext:hyphenation-no-caps="false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use-window-font-color="true" loext:opacity="0%" style:font-name="Liberation Sans4" fo:language="pt" fo:country="BR" fo:text-shadow="1pt 1pt"/>
    </style:style>
    <style:style style:name="T7" style:family="text">
      <style:text-properties style:font-name="Liberation Sans4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Liberation Sans4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4" fo:font-size="22pt" style:font-size-asian="22pt" style:font-size-complex="22pt"/>
    </style:style>
    <style:style style:name="T11" style:family="text">
      <style:text-properties style:font-name="Consolas1"/>
    </style:style>
    <style:style style:name="T12" style:family="text">
      <style:text-properties fo:color="#8d1d75" loext:opacity="100%" style:font-name="Consolas1"/>
    </style:style>
    <style:style style:name="T13" style:family="text">
      <style:text-properties style:font-name="Consolas1" style:font-name-asian="Liberation Sans6" style:font-name-complex="Liberation Sans6"/>
    </style:style>
    <style:style style:name="T14" style:family="text">
      <style:text-properties style:font-name="Liberation Sans4" fo:font-size="18pt" style:font-size-asian="18pt" style:font-size-complex="18pt"/>
    </style:style>
    <style:style style:name="T15" style:family="text">
      <style:text-properties fo:color="#160fb3" loext:opacity="100%" style:font-name="Consolas1" fo:font-weight="bold" style:font-weight-asian="bold" style:font-weight-complex="bold"/>
    </style:style>
    <style:style style:name="T16" style:family="text">
      <style:text-properties fo:color="#bf0041" loext:opacity="100%" style:font-name="Consolas1"/>
    </style:style>
    <style:style style:name="T17" style:family="text">
      <style:text-properties fo:color="#bc23c4" loext:opacity="100%" style:font-name="Consolas1"/>
    </style:style>
    <style:style style:name="T18" style:family="text">
      <style:text-properties fo:color="#77bc65" loext:opacity="100%" style:font-name="Consolas1"/>
    </style:style>
    <style:style style:name="T19" style:family="text">
      <style:text-properties style:font-name="Consolas1" fo:font-weight="bold" style:font-weight-asian="bold" style:font-weight-complex="bold"/>
    </style:style>
    <style:style style:name="T20" style:family="text">
      <style:text-properties fo:color="#3465a4" loext:opacity="100%" style:font-name="Consolas1"/>
    </style:style>
    <style:style style:name="T21" style:family="text">
      <style:text-properties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666666" loext:opacity="100%" fo:font-size="16pt" style:font-size-asian="16pt" style:font-size-complex="16pt"/>
    </style:style>
    <style:style style:name="T23" style:family="text">
      <style:text-properties fo:font-size="16pt" fo:font-weight="bold" style:font-size-asian="16pt" style:font-size-complex="16pt"/>
    </style:style>
    <style:style style:name="T24" style:family="text">
      <style:text-properties fo:color="#160fb3" loext:opacity="100%" style:font-name="Consolas1"/>
    </style:style>
    <style:style style:name="T25" style:family="text">
      <style:text-properties fo:color="#000000" loext:opacity="100%" fo:font-size="16pt" style:font-size-asian="16pt" style:font-size-complex="16pt"/>
    </style:style>
    <style:style style:name="T26" style:family="text">
      <style:text-properties fo:color="#000000" loext:opacity="100%" fo:font-size="16pt" fo:font-weight="normal" style:font-size-asian="16pt" style:font-weight-asian="normal" style:font-size-complex="16pt" style:font-weight-complex="normal"/>
    </style:style>
    <style:style style:name="T27" style:family="text">
      <style:text-properties fo:color="#000000" loext:opacity="100%" fo:font-size="16pt" fo:font-weight="bold" style:font-size-asian="16pt" style:font-size-complex="16pt"/>
    </style:style>
    <style:style style:name="T28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9" style:family="text">
      <style:text-properties fo:color="#b3cac7" loext:opacity="100%" fo:font-size="13pt" style:font-size-asian="13pt" style:font-size-complex="13pt"/>
    </style:style>
    <style:style style:name="T30" style:family="text">
      <style:text-properties fo:color="#3465a4" loext:opacity="100%" style:font-name="Liberation Sans4" fo:font-size="18pt" style:font-size-asian="18pt" style:font-size-complex="18pt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7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0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1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 presentation:user-transformed="true">
          <draw:text-box>
            <text:p text:style-name="P1"><text:span text:style-name="T1">Fundamentos de Programação</text:span><text:span text:style-name="T2"><text:line-break/></text:span><text:span text:style-name="T3">Matrizes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4" draw:text-style-name="P8" draw:layer="layout" svg:width="24.8cm" svg:height="2.681cm" svg:x="0.4cm" svg:y="0.319cm" presentation:class="title">
          <draw:text-box>
            <text:p text:style-name="P7"><text:span text:style-name="T6">Matrizes</text:span></text:p>
          </draw:text-box>
        </draw:frame>
        <draw:frame presentation:style-name="pr5" draw:text-style-name="P10" draw:layer="layout" svg:width="24cm" svg:height="14.6cm" svg:x="0.6cm" svg:y="3.8cm" presentation:class="outline" presentation:user-transformed="true">
          <draw:text-box>
            <text:list text:style-name="L2">
              <text:list-item>
                <text:p text:style-name="P9"><text:span text:style-name="T7">Os vetores vistos até agora eram usados para guardar variáveis escalares;</text:span></text:p>
              </text:list-item>
              <text:list-item>
                <text:p text:style-name="P9"><text:span text:style-name="T7">Vamos explorar agora outra possibilidade: </text:span><text:span text:style-name="T8">usar um vetor para guardar um conjunto de vetores</text:span><text:span text:style-name="T7">;</text:span></text:p>
              </text:list-item>
              <text:list-item>
                <text:p text:style-name="P9"><text:span text:style-name="T7">Por exemplo, se temos 3 vetores de 5 inteiros, podemos criar um vetor que contém esses 3 vetores, e podemos acessar os inteiros usando dois índices: primeiro o índice que identifica </text:span><text:span text:style-name="T8">cada um dos três vetores</text:span><text:span text:style-name="T7">, depois o índice que identifica</text:span><text:span text:style-name="T8"> cada inteiro dentro de cada vetor</text:span><text:span text:style-name="T7">;</text:span></text:p>
              </text:list-item>
              <text:list-item>
                <text:p text:style-name="P9"><text:span text:style-name="T7">Podemos interpretar isso como uma matriz: o primeiro índice </text:span><text:span text:style-name="T8">indica a linha</text:span><text:span text:style-name="T7"> em que um elemento está, e o segundo</text:span><text:span text:style-name="T8"> indica a posição (coluna)</text:span><text:span text:style-name="T7"> desse elemento dentro da linha correspondente.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Matrizes</text:p>
          </draw:text-box>
        </draw:frame>
        <draw:frame presentation:style-name="pr8" draw:text-style-name="P12" draw:layer="layout" svg:width="24cm" svg:height="14.6cm" svg:x="0.6cm" svg:y="3.8cm" presentation:class="outline" presentation:user-transformed="true">
          <draw:text-box>
            <text:list text:style-name="L2">
              <text:list-item>
                <text:p text:style-name="P9"><text:span text:style-name="T10">Em suma, cada linha de uma matriz é um vetor de n números, e a matriz é um vetor de m vetores-linha, formando assim uma matriz </text:span><text:span text:style-name="T8">m x n</text:span><text:span text:style-name="T10"> (</text:span><text:span text:style-name="T8">m</text:span><text:span text:style-name="T10"> linhas, </text:span><text:span text:style-name="T8">n</text:span><text:span text:style-name="T10"> colunas)</text:span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  <text:p><text:span text:style-name="T10"/></text:p>
              </text:list-item>
              <text:list-item>
                <text:p><text:span text:style-name="T10">Muitas vezes são chamadas de vetores bidimensionais</text:span></text:p>
              </text:list-item>
            </text:list>
          </draw:text-box>
        </draw:frame>
        <draw:frame draw:style-name="standard" draw:layer="layout" svg:width="16.995cm" svg:height="6.59cm" svg:x="4.203cm" svg:y="7.933cm">
          <table:table table:template-name="default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3"><text:span text:style-name="T11">A[</text:span><text:span text:style-name="T12">0</text:span><text:span text:style-name="T11">][</text:span><text:span text:style-name="T12">0</text:span><text:span text:style-name="T11">]</text:span></text:p>
              </table:table-cell>
              <table:table-cell>
                <text:p text:style-name="P14"><text:span text:style-name="T11">A[</text:span><text:span text:style-name="T12">0</text:span><text:span text:style-name="T11">][</text:span><text:span text:style-name="T12">1</text:span><text:span text:style-name="T11">]</text:span></text:p>
              </table:table-cell>
              <table:table-cell>
                <text:p text:style-name="P14"><text:span text:style-name="T11">...</text:span></text:p>
              </table:table-cell>
              <table:table-cell>
                <text:p text:style-name="P14"><text:span text:style-name="T11">A[</text:span><text:span text:style-name="T12">0</text:span><text:span text:style-name="T11">][</text:span><text:span text:style-name="T12">n-1</text:span><text:span text:style-name="T11">]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1">A[</text:span><text:span text:style-name="T12">1</text:span><text:span text:style-name="T11">][</text:span><text:span text:style-name="T12">0</text:span><text:span text:style-name="T11">]</text:span></text:p>
              </table:table-cell>
              <table:table-cell>
                <text:p text:style-name="P14"><text:span text:style-name="T11">A[</text:span><text:span text:style-name="T12">1</text:span><text:span text:style-name="T11">][</text:span><text:span text:style-name="T12">1</text:span><text:span text:style-name="T11">]</text:span></text:p>
              </table:table-cell>
              <table:table-cell>
                <text:p text:style-name="P14"><text:span text:style-name="T11">...</text:span></text:p>
              </table:table-cell>
              <table:table-cell>
                <text:p text:style-name="P14"><text:span text:style-name="T11">A[</text:span><text:span text:style-name="T12">1</text:span><text:span text:style-name="T11">][</text:span><text:span text:style-name="T12">n-1</text:span><text:span text:style-name="T11">]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13">⁞</text:span></text:p>
              </table:table-cell>
              <table:table-cell>
                <text:p text:style-name="P14"><text:span text:style-name="T13">⁞</text:span></text:p>
              </table:table-cell>
              <table:table-cell>
                <text:p text:style-name="P14"><text:span text:style-name="T11">...</text:span></text:p>
              </table:table-cell>
              <table:table-cell>
                <text:p text:style-name="P14"><text:span text:style-name="T13">⁞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11">A[</text:span><text:span text:style-name="T12">m-1</text:span><text:span text:style-name="T11">][</text:span><text:span text:style-name="T12">0</text:span><text:span text:style-name="T11">]</text:span></text:p>
              </table:table-cell>
              <table:table-cell>
                <text:p text:style-name="P14"><text:span text:style-name="T11">A[</text:span><text:span text:style-name="T12">m-1</text:span><text:span text:style-name="T11">][</text:span><text:span text:style-name="T12">1</text:span><text:span text:style-name="T11">]</text:span></text:p>
              </table:table-cell>
              <table:table-cell>
                <text:p text:style-name="P14"><text:span text:style-name="T11">...</text:span></text:p>
              </table:table-cell>
              <table:table-cell>
                <text:p text:style-name="P14"><text:span text:style-name="T11">A[</text:span><text:span text:style-name="T12">m-1</text:span><text:span text:style-name="T11">][</text:span><text:span text:style-name="T12">n-1</text:span><text:span text:style-name="T11">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Matrizes: Declaração</text:p>
          </draw:text-box>
        </draw:frame>
        <draw:frame presentation:style-name="pr8" draw:text-style-name="P10" draw:layer="layout" svg:width="24.4cm" svg:height="14.6cm" svg:x="0.6cm" svg:y="3.8cm" presentation:class="outline">
          <draw:text-box>
            <text:list text:style-name="L2">
              <text:list-item>
                <text:p><text:span text:style-name="T10">Para declarar uma variável do tipo matriz, usa-se uma sintaxe similar à declaração de vetores:</text:span></text:p>
                <text:p/>
                <text:p/>
              </text:list-item>
              <text:list-item>
                <text:p><text:span text:style-name="T10">Não há uma obrigação computacional que indique que o índice de linha deva ser o primeiro a ser informado, seguido pelo o de coluna.</text:span></text:p>
                <text:list>
                  <text:list-item>
                    <text:p><text:span text:style-name="T14">É só uma convenção matemática</text:span></text:p>
                  </text:list-item>
                </text:list>
              </text:list-item>
            </text:list>
          </draw:text-box>
        </draw:frame>
        <draw:frame draw:style-name="gr3" draw:text-style-name="P16" draw:layer="layout" svg:width="20.981cm" svg:height="2.156cm" svg:x="2.21cm" svg:y="15.4cm">
          <draw:text-box>
            <text:p><text:span text:style-name="T15">int</text:span><text:span text:style-name="T11"> valores</text:span><text:span text:style-name="T16">[</text:span><text:span text:style-name="T17">3</text:span><text:span text:style-name="T16">][</text:span><text:span text:style-name="T17">2</text:span><text:span text:style-name="T16">] = {{</text:span><text:span text:style-name="T17">2</text:span><text:span text:style-name="T16">,</text:span><text:span text:style-name="T11"> </text:span><text:span text:style-name="T17">3</text:span><text:span text:style-name="T16">}, {</text:span><text:span text:style-name="T17">5</text:span><text:span text:style-name="T16">,</text:span><text:span text:style-name="T11"> </text:span><text:span text:style-name="T17">7</text:span><text:span text:style-name="T16">}, {</text:span><text:span text:style-name="T17">9</text:span><text:span text:style-name="T16">,</text:span><text:span text:style-name="T11"> </text:span><text:span text:style-name="T17">11</text:span><text:span text:style-name="T16">}};</text:span><text:span text:style-name="T11"> <text:s/></text:span><text:span text:style-name="T18">// correto</text:span></text:p>
            <text:p><text:span text:style-name="T15">int</text:span><text:span text:style-name="T11"> valores</text:span><text:span text:style-name="T16">[][</text:span><text:span text:style-name="T17">2</text:span><text:span text:style-name="T16">]</text:span><text:span text:style-name="T11"> </text:span><text:span text:style-name="T16">= {{</text:span><text:span text:style-name="T17">2</text:span><text:span text:style-name="T16">,</text:span><text:span text:style-name="T11"> </text:span><text:span text:style-name="T17">3</text:span><text:span text:style-name="T16">}, {</text:span><text:span text:style-name="T17">5</text:span><text:span text:style-name="T16">,</text:span><text:span text:style-name="T11"> </text:span><text:span text:style-name="T17">7</text:span><text:span text:style-name="T16">}, {</text:span><text:span text:style-name="T17">9</text:span><text:span text:style-name="T16">,</text:span><text:span text:style-name="T11"> </text:span><text:span text:style-name="T17">11</text:span><text:span text:style-name="T16">}};</text:span><text:span text:style-name="T11"> <text:s text:c="2"/></text:span><text:span text:style-name="T18">// correto</text:span></text:p>
            <text:p><text:span text:style-name="T15">int</text:span><text:span text:style-name="T11"> valores</text:span><text:span text:style-name="T16">[][] = {{</text:span><text:span text:style-name="T17">2</text:span><text:span text:style-name="T16">,</text:span><text:span text:style-name="T11"> </text:span><text:span text:style-name="T17">3</text:span><text:span text:style-name="T16">}, {</text:span><text:span text:style-name="T17">5</text:span><text:span text:style-name="T16">,</text:span><text:span text:style-name="T11"> </text:span><text:span text:style-name="T17">7</text:span><text:span text:style-name="T16">}, {</text:span><text:span text:style-name="T17">9</text:span><text:span text:style-name="T16">,</text:span><text:span text:style-name="T11"> </text:span><text:span text:style-name="T17">11</text:span><text:span text:style-name="T16">}};</text:span><text:span text:style-name="T11"> <text:s text:c="3"/></text:span><text:span text:style-name="T18">// inválido</text:span></text:p>
          </draw:text-box>
        </draw:frame>
        <draw:frame draw:style-name="gr4" draw:text-style-name="P16" draw:layer="layout" svg:width="12.305cm" svg:height="0.886cm" svg:x="6.548cm" svg:y="6.4cm">
          <draw:text-box>
            <text:p><text:span text:style-name="T19">tipo</text:span><text:span text:style-name="T11"> nome_matriz[</text:span><text:span text:style-name="T12">linhas</text:span><text:span text:style-name="T11">][</text:span><text:span text:style-name="T12">colunas</text:span><text:span text:style-name="T11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Matrizes: Inicialização</text:p>
          </draw:text-box>
        </draw:frame>
        <draw:frame presentation:style-name="pr8" draw:text-style-name="P10" draw:layer="layout" svg:width="24.4cm" svg:height="14.6cm" svg:x="0.6cm" svg:y="3.8cm" presentation:class="outline">
          <draw:text-box>
            <text:list text:style-name="L2">
              <text:list-item>
                <text:p><text:span text:style-name="T10">Aplicam-se as mesmas observações apontadas para os vetores</text:span></text:p>
                <text:list>
                  <text:list-item>
                    <text:p><text:span text:style-name="T14">Os números de linhas e colunas devem ser constantes;</text:span></text:p>
                  </text:list-item>
                  <text:list-item>
                    <text:p><text:span text:style-name="T14">Os índices dos elementos são numerados a partir do zero;</text:span></text:p>
                  </text:list-item>
                </text:list>
              </text:list-item>
            </text:list>
          </draw:text-box>
        </draw:frame>
        <draw:frame draw:style-name="gr5" draw:text-style-name="P16" draw:layer="layout" svg:width="23.413cm" svg:height="7.236cm" svg:x="0.994cm" svg:y="9.564cm">
          <draw:text-box>
            <text:p><text:span text:style-name="T15">int</text:span><text:span text:style-name="T11"> matriz</text:span><text:span text:style-name="T16">[</text:span><text:span text:style-name="T12">3</text:span><text:span text:style-name="T16">][</text:span><text:span text:style-name="T12">3</text:span><text:span text:style-name="T16">],</text:span><text:span text:style-name="T11"> i</text:span><text:span text:style-name="T16">,</text:span><text:span text:style-name="T11"> j</text:span><text:span text:style-name="T16">;</text:span><text:span text:style-name="T11"> </text:span></text:p>
            <text:p><text:span text:style-name="T18">// i é o índice de linhas e j de colunas</text:span></text:p>
            <text:p><text:span text:style-name="T11"/></text:p>
            <text:p><text:span text:style-name="T11">for</text:span><text:span text:style-name="T16">(</text:span><text:span text:style-name="T11">i</text:span><text:span text:style-name="T16">=</text:span><text:span text:style-name="T12">0</text:span><text:span text:style-name="T16">;</text:span><text:span text:style-name="T11">i</text:span><text:span text:style-name="T16">&lt;</text:span><text:span text:style-name="T12">3</text:span><text:span text:style-name="T16">;</text:span><text:span text:style-name="T11">i</text:span><text:span text:style-name="T16">++)</text:span></text:p>
            <text:p><text:span text:style-name="T16">{</text:span></text:p>
            <text:p><text:span text:style-name="T11"><text:s text:c="4"/></text:span><text:span text:style-name="T11">for</text:span><text:span text:style-name="T16">(</text:span><text:span text:style-name="T11">j</text:span><text:span text:style-name="T16">=</text:span><text:span text:style-name="T12">0</text:span><text:span text:style-name="T16">;</text:span><text:span text:style-name="T11">j</text:span><text:span text:style-name="T16">&lt;</text:span><text:span text:style-name="T12">3</text:span><text:span text:style-name="T16">;</text:span><text:span text:style-name="T11">j</text:span><text:span text:style-name="T16">++)</text:span></text:p>
            <text:p><text:span text:style-name="T11"><text:s text:c="3"/></text:span><text:span text:style-name="T16"><text:s/></text:span><text:span text:style-name="T16">{</text:span></text:p>
            <text:p><text:span text:style-name="T11"><text:s text:c="9"/></text:span><text:span text:style-name="T11">printf</text:span><text:span text:style-name="T16">(</text:span><text:span text:style-name="T20">“Digite o valor da linha %d e coluna %d: ”</text:span><text:span text:style-name="T16">,</text:span><text:span text:style-name="T11"> i</text:span><text:span text:style-name="T16">,</text:span><text:span text:style-name="T11"> j</text:span><text:span text:style-name="T16">);</text:span></text:p>
            <text:p><text:span text:style-name="T11"><text:s text:c="9"/></text:span><text:span text:style-name="T11">scanf</text:span><text:span text:style-name="T16">(</text:span><text:span text:style-name="T20">“%d”</text:span><text:span text:style-name="T16">, &amp;</text:span><text:span text:style-name="T11">matriz</text:span><text:span text:style-name="T16">[</text:span><text:span text:style-name="T11">i</text:span><text:span text:style-name="T16">][</text:span><text:span text:style-name="T11">j</text:span><text:span text:style-name="T16">]);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Matrizes: Inicialização</text:p>
          </draw:text-box>
        </draw:frame>
        <draw:g>
          <draw:custom-shape draw:style-name="gr6" draw:text-style-name="P18" draw:layer="layout" svg:width="0.7cm" svg:height="0.7cm" svg:x="3.1cm" svg:y="12.4cm">
            <text:p text:style-name="P17"><text:span text:style-name="T21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3.9cm" svg:y="12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4.7cm" svg:y="12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3.1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3.9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4.7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3.1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3.9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4.7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6.38cm" svg:y="12.4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7.18cm" svg:y="12.4cm">
            <text:p text:style-name="P22"><text:span text:style-name="T23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7.98cm" svg:y="12.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6.38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7.18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7.98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6.38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7.18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7.98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9.66cm" svg:y="12.4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0.46cm" svg:y="12.4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11.26cm" svg:y="12.4cm">
            <text:p text:style-name="P22"><text:span text:style-name="T23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9.66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0.46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1.26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9.66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0.46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1.26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12.94cm" svg:y="12.4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3.74cm" svg:y="12.4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4.54cm" svg:y="12.4cm">
            <text:p text:style-name="P20"><text:span text:style-name="T2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12.94cm" svg:y="13.2cm">
            <text:p text:style-name="P22"><text:span text:style-name="T23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3.74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4.54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2.94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3.74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4.54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16.22cm" svg:y="12.4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7.02cm" svg:y="12.4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7.82cm" svg:y="12.4cm">
            <text:p text:style-name="P20"><text:span text:style-name="T2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6.22cm" svg:y="13.2cm">
            <text:p text:style-name="P20"><text:span text:style-name="T22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17.02cm" svg:y="13.2cm">
            <text:p text:style-name="P22"><text:span text:style-name="T23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7.82cm" svg:y="13.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6.22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7.02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7.82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19.5cm" svg:y="12.4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20.3cm" svg:y="12.4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21.1cm" svg:y="12.4cm">
            <text:p text:style-name="P20"><text:span text:style-name="T2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9.5cm" svg:y="13.2cm">
            <text:p text:style-name="P20"><text:span text:style-name="T22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20.3cm" svg:y="13.2cm">
            <text:p text:style-name="P20"><text:span text:style-name="T22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21.1cm" svg:y="13.2cm">
            <text:p text:style-name="P22"><text:span text:style-name="T23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9.5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20.3cm" svg:y="1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21.1cm" svg:y="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8.1cm" svg:y="15.7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8.9cm" svg:y="15.7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9.7cm" svg:y="15.7cm">
            <text:p text:style-name="P20"><text:span text:style-name="T2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8.1cm" svg:y="16.5cm">
            <text:p text:style-name="P20"><text:span text:style-name="T22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8.9cm" svg:y="16.5cm">
            <text:p text:style-name="P20"><text:span text:style-name="T22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9.7cm" svg:y="16.5cm">
            <text:p text:style-name="P20"><text:span text:style-name="T22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8.1cm" svg:y="17.3cm">
            <text:p text:style-name="P22"><text:span text:style-name="T23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8.9cm" svg:y="17.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9.7cm" svg:y="17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11.4cm" svg:y="15.7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2.2cm" svg:y="15.7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3cm" svg:y="15.7cm">
            <text:p text:style-name="P20"><text:span text:style-name="T2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1.4cm" svg:y="16.5cm">
            <text:p text:style-name="P20"><text:span text:style-name="T22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2.2cm" svg:y="16.5cm">
            <text:p text:style-name="P20"><text:span text:style-name="T22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3cm" svg:y="16.5cm">
            <text:p text:style-name="P20"><text:span text:style-name="T22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1.4cm" svg:y="17.3cm">
            <text:p text:style-name="P20"><text:span text:style-name="T22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12.2cm" svg:y="17.3cm">
            <text:p text:style-name="P22"><text:span text:style-name="T23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9" draw:layer="layout" svg:width="0.7cm" svg:height="0.7cm" svg:x="13cm" svg:y="17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1" draw:layer="layout" svg:width="0.7cm" svg:height="0.7cm" svg:x="14.7cm" svg:y="15.7cm">
            <text:p text:style-name="P2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5.5cm" svg:y="15.7cm">
            <text:p text:style-name="P20"><text:span text:style-name="T22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6.3cm" svg:y="15.7cm">
            <text:p text:style-name="P20"><text:span text:style-name="T22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4.7cm" svg:y="16.5cm">
            <text:p text:style-name="P20"><text:span text:style-name="T22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5.5cm" svg:y="16.5cm">
            <text:p text:style-name="P20"><text:span text:style-name="T22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6.3cm" svg:y="16.5cm">
            <text:p text:style-name="P20"><text:span text:style-name="T22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4.7cm" svg:y="17.3cm">
            <text:p text:style-name="P20"><text:span text:style-name="T22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1" draw:layer="layout" svg:width="0.7cm" svg:height="0.7cm" svg:x="15.5cm" svg:y="17.3cm">
            <text:p text:style-name="P20"><text:span text:style-name="T22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3" draw:layer="layout" svg:width="0.7cm" svg:height="0.7cm" svg:x="16.3cm" svg:y="17.3cm">
            <text:p text:style-name="P22"><text:span text:style-name="T23">11</text:span></text:p>
            <draw:enhanced-geometry svg:viewBox="0 0 21600 21600" draw:type="rectangle" draw:enhanced-path="M 0 0 L 21600 0 21600 21600 0 21600 0 0 Z N"/>
          </draw:custom-shape>
        </draw:g>
        <draw:custom-shape draw:style-name="gr7" draw:text-style-name="P24" draw:layer="layout" svg:width="0.4cm" svg:height="0.6cm" svg:x="5.6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0.4cm" svg:height="0.6cm" svg:x="9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0.4cm" svg:height="0.6cm" svg:x="12.2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0.4cm" svg:height="0.6cm" svg:x="15.6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0.4cm" svg:height="0.6cm" svg:x="18.8cm" svg:y="13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0.4cm" svg:height="0.6cm" svg:x="14cm" svg:y="16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0.4cm" svg:height="0.6cm" svg:x="10.8cm" svg:y="16.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16" draw:layer="layout" svg:width="23.413cm" svg:height="7.236cm" svg:x="0.995cm" svg:y="3.564cm">
          <draw:text-box>
            <text:p><text:span text:style-name="T15">int</text:span><text:span text:style-name="T11"> matriz</text:span><text:span text:style-name="T16">[</text:span><text:span text:style-name="T12">3</text:span><text:span text:style-name="T16">][</text:span><text:span text:style-name="T12">3</text:span><text:span text:style-name="T16">],</text:span><text:span text:style-name="T11"> i</text:span><text:span text:style-name="T16">,</text:span><text:span text:style-name="T11"> j</text:span><text:span text:style-name="T16">;</text:span><text:span text:style-name="T11"> </text:span></text:p>
            <text:p><text:span text:style-name="T18">// i é o índice de linhas e j de colunas</text:span></text:p>
            <text:p><text:span text:style-name="T11"/></text:p>
            <text:p><text:span text:style-name="T24">for</text:span><text:span text:style-name="T16">(</text:span><text:span text:style-name="T11">i</text:span><text:span text:style-name="T16">=</text:span><text:span text:style-name="T12">0</text:span><text:span text:style-name="T16">;</text:span><text:span text:style-name="T11">i</text:span><text:span text:style-name="T16">&lt;</text:span><text:span text:style-name="T12">3</text:span><text:span text:style-name="T16">;</text:span><text:span text:style-name="T11">i</text:span><text:span text:style-name="T16">++)</text:span></text:p>
            <text:p><text:span text:style-name="T16">{</text:span></text:p>
            <text:p><text:span text:style-name="T11"><text:s text:c="4"/></text:span><text:span text:style-name="T24">for</text:span><text:span text:style-name="T16">(</text:span><text:span text:style-name="T11">j</text:span><text:span text:style-name="T16">=</text:span><text:span text:style-name="T12">0</text:span><text:span text:style-name="T16">;</text:span><text:span text:style-name="T11">j</text:span><text:span text:style-name="T16">&lt;</text:span><text:span text:style-name="T12">3</text:span><text:span text:style-name="T16">;</text:span><text:span text:style-name="T11">j</text:span><text:span text:style-name="T16">++)</text:span></text:p>
            <text:p><text:span text:style-name="T11"><text:s text:c="4"/></text:span><text:span text:style-name="T16">{</text:span></text:p>
            <text:p><text:span text:style-name="T11"><text:s text:c="9"/></text:span><text:span text:style-name="T11">printf</text:span><text:span text:style-name="T16">(</text:span><text:span text:style-name="T20">“Digite o valor da linha %d e coluna %d: ”</text:span><text:span text:style-name="T16">,</text:span><text:span text:style-name="T11"> i</text:span><text:span text:style-name="T16">,</text:span><text:span text:style-name="T11"> j</text:span><text:span text:style-name="T16">);</text:span></text:p>
            <text:p><text:span text:style-name="T11"><text:s text:c="9"/></text:span><text:span text:style-name="T11">scanf</text:span><text:span text:style-name="T16">(</text:span><text:span text:style-name="T20">“%d”</text:span><text:span text:style-name="T16">, &amp;</text:span><text:span text:style-name="T11">matriz</text:span><text:span text:style-name="T16">[</text:span><text:span text:style-name="T11">i</text:span><text:span text:style-name="T16">][</text:span><text:span text:style-name="T11">j</text:span><text:span text:style-name="T16">]);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Matrizes: Alteração</text:p>
          </draw:text-box>
        </draw:frame>
        <draw:frame presentation:style-name="pr8" draw:text-style-name="P10" draw:layer="layout" svg:width="24.4cm" svg:height="14.6cm" svg:x="0.6cm" svg:y="3.8cm" presentation:class="outline">
          <draw:text-box>
            <text:list text:style-name="L2">
              <text:list-item>
                <text:p><text:span text:style-name="T10">Deve-se informar a posição do elemento que sofrerá a alteração na matriz</text:span></text:p>
                <text:list>
                  <text:list-item>
                    <text:p><text:span text:style-name="T14">Informar linha e coluna;</text:span></text:p>
                  </text:list-item>
                </text:list>
              </text:list-item>
            </text:list>
          </draw:text-box>
        </draw:frame>
        <draw:g>
          <draw:custom-shape draw:style-name="gr6" draw:text-style-name="P26" draw:layer="layout" svg:width="0.7cm" svg:height="0.7cm" svg:x="11.55cm" svg:y="8.6cm">
            <text:p text:style-name="P25"><text:span text:style-name="T25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2.35cm" svg:y="8.6cm">
            <text:p text:style-name="P25"><text:span text:style-name="T25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3.15cm" svg:y="8.6cm">
            <text:p text:style-name="P25"><text:span text:style-name="T25">5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1.55cm" svg:y="9.4cm">
            <text:p text:style-name="P25"><text:span text:style-name="T25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2.35cm" svg:y="9.4cm">
            <text:p text:style-name="P25"><text:span text:style-name="T25">7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3.15cm" svg:y="9.4cm">
            <text:p text:style-name="P25"><text:span text:style-name="T25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1.55cm" svg:y="10.2cm">
            <text:p text:style-name="P25"><text:span text:style-name="T25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2.35cm" svg:y="10.2cm">
            <text:p text:style-name="P25"><text:span text:style-name="T25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8" draw:layer="layout" svg:width="0.7cm" svg:height="0.7cm" svg:x="13.15cm" svg:y="10.2cm">
            <text:p text:style-name="P27"><text:span text:style-name="T26">11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29" draw:layer="layout" svg:width="4.666cm" svg:height="0.886cm" svg:x="10.4cm" svg:y="7cm">
          <draw:text-box>
            <text:p><text:span text:style-name="T15">int</text:span><text:span text:style-name="T11"> M</text:span><text:span text:style-name="T16">[</text:span><text:span text:style-name="T12">3</text:span><text:span text:style-name="T16">][</text:span><text:span text:style-name="T12">3</text:span><text:span text:style-name="T16">];</text:span></text:p>
          </draw:text-box>
        </draw:frame>
        <draw:g>
          <draw:custom-shape draw:style-name="gr6" draw:text-style-name="P26" draw:layer="layout" svg:width="0.7cm" svg:height="0.7cm" svg:x="3.45cm" svg:y="15.2cm">
            <text:p text:style-name="P25"><text:span text:style-name="T25">3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4.25cm" svg:y="15.2cm">
            <text:p text:style-name="P25"><text:span text:style-name="T25">4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5.05cm" svg:y="15.2cm">
            <text:p text:style-name="P25"><text:span text:style-name="T25">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3.45cm" svg:y="16cm">
            <text:p text:style-name="P25"><text:span text:style-name="T25">6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2" draw:layer="layout" svg:width="0.7cm" svg:height="0.7cm" svg:x="4.25cm" svg:y="16cm">
            <text:p text:style-name="P31"><text:span text:style-name="T27">2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5.05cm" svg:y="16cm">
            <text:p text:style-name="P25"><text:span text:style-name="T25">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3.45cm" svg:y="16.8cm">
            <text:p text:style-name="P25"><text:span text:style-name="T25">9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4.25cm" svg:y="16.8cm">
            <text:p text:style-name="P25"><text:span text:style-name="T25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8" draw:layer="layout" svg:width="0.7cm" svg:height="0.7cm" svg:x="5.05cm" svg:y="16.8cm">
            <text:p text:style-name="P27"><text:span text:style-name="T26">1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26" draw:layer="layout" svg:width="0.7cm" svg:height="0.7cm" svg:x="11.55cm" svg:y="15.3cm">
            <text:p text:style-name="P25"><text:span text:style-name="T25">3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2.35cm" svg:y="15.3cm">
            <text:p text:style-name="P25"><text:span text:style-name="T25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13.15cm" svg:y="15.3cm">
            <text:p text:style-name="P25"><text:span text:style-name="T25">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11.55cm" svg:y="16.1cm">
            <text:p text:style-name="P25"><text:span text:style-name="T25">6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12.35cm" svg:y="16.1cm">
            <text:p text:style-name="P25"><text:span text:style-name="T25">20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4" draw:layer="layout" svg:width="0.7cm" svg:height="0.7cm" svg:x="13.15cm" svg:y="16.1cm">
            <text:p text:style-name="P33"><text:span text:style-name="T28">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1.55cm" svg:y="16.9cm">
            <text:p text:style-name="P25"><text:span text:style-name="T25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12.35cm" svg:y="16.9cm">
            <text:p text:style-name="P25"><text:span text:style-name="T25">1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5" draw:layer="layout" svg:width="0.7cm" svg:height="0.7cm" svg:x="13.15cm" svg:y="16.9cm">
            <text:p text:style-name="P27"><text:span text:style-name="T26">11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34" draw:layer="layout" svg:width="0.7cm" svg:height="0.7cm" svg:x="19.65cm" svg:y="15.2cm">
            <text:p text:style-name="P33"><text:span text:style-name="T28">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20.45cm" svg:y="15.2cm">
            <text:p text:style-name="P25"><text:span text:style-name="T25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21.25cm" svg:y="15.2cm">
            <text:p text:style-name="P25"><text:span text:style-name="T25">5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19.65cm" svg:y="16cm">
            <text:p text:style-name="P25"><text:span text:style-name="T25">6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20.45cm" svg:y="16cm">
            <text:p text:style-name="P25"><text:span text:style-name="T25">2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21.25cm" svg:y="16cm">
            <text:p text:style-name="P25"><text:span text:style-name="T25">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30" draw:layer="layout" svg:width="0.7cm" svg:height="0.7cm" svg:x="19.65cm" svg:y="16.8cm">
            <text:p text:style-name="P25"><text:span text:style-name="T25">9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6" draw:layer="layout" svg:width="0.7cm" svg:height="0.7cm" svg:x="20.45cm" svg:y="16.8cm">
            <text:p text:style-name="P25"><text:span text:style-name="T25">10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8" draw:layer="layout" svg:width="0.7cm" svg:height="0.7cm" svg:x="21.25cm" svg:y="16.8cm">
            <text:p text:style-name="P27"><text:span text:style-name="T26">11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29" draw:layer="layout" svg:width="5.2cm" svg:height="1cm" svg:x="2cm" svg:y="13cm">
          <draw:text-box>
            <text:p><text:span text:style-name="T11">M</text:span><text:span text:style-name="T16">[</text:span><text:span text:style-name="T12">1</text:span><text:span text:style-name="T16">][</text:span><text:span text:style-name="T12">1</text:span><text:span text:style-name="T16">] =</text:span><text:span text:style-name="T11"> </text:span><text:span text:style-name="T12">20</text:span><text:span text:style-name="T16">;</text:span></text:p>
          </draw:text-box>
        </draw:frame>
        <draw:frame draw:style-name="gr11" draw:text-style-name="P29" draw:layer="layout" svg:width="4.8cm" svg:height="1cm" svg:x="10.3cm" svg:y="13cm">
          <draw:text-box>
            <text:p><text:span text:style-name="T11">M</text:span><text:span text:style-name="T16">[</text:span><text:span text:style-name="T12">1</text:span><text:span text:style-name="T16">][</text:span><text:span text:style-name="T12">2</text:span><text:span text:style-name="T16">] =</text:span><text:span text:style-name="T11"> </text:span><text:span text:style-name="T12">0</text:span><text:span text:style-name="T16">;</text:span></text:p>
          </draw:text-box>
        </draw:frame>
        <draw:frame draw:style-name="gr11" draw:text-style-name="P29" draw:layer="layout" svg:width="4.8cm" svg:height="1cm" svg:x="18.4cm" svg:y="13cm">
          <draw:text-box>
            <text:p><text:span text:style-name="T11">M</text:span><text:span text:style-name="T16">[</text:span><text:span text:style-name="T12">0</text:span><text:span text:style-name="T16">][</text:span><text:span text:style-name="T12">0</text:span><text:span text:style-name="T16">] =</text:span><text:span text:style-name="T11"> </text:span><text:span text:style-name="T12">1</text:span><text:span text:style-name="T16">;</text:span></text:p>
          </draw:text-box>
        </draw:frame>
        <draw:custom-shape draw:style-name="gr12" draw:text-style-name="P24" draw:layer="layout" svg:width="1.2cm" svg:height="0.8cm" svg:x="8.2cm" svg:y="1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24" draw:layer="layout" svg:width="1.2cm" svg:height="0.8cm" svg:x="16.2cm" svg:y="16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6" draw:layer="layout" svg:width="2.5cm" svg:height="0.763cm" svg:x="3.5cm" svg:y="14.4cm">
          <draw:text-box>
            <text:p><text:span text:style-name="T29">0 <text:s text:c="3"/>1 <text:s text:c="3"/>2</text:span></text:p>
          </draw:text-box>
        </draw:frame>
        <draw:frame draw:style-name="gr13" draw:text-style-name="P36" draw:layer="layout" svg:width="2.5cm" svg:height="0.763cm" svg:x="11.55cm" svg:y="14.437cm">
          <draw:text-box>
            <text:p><text:span text:style-name="T29">0 <text:s text:c="3"/>1 <text:s text:c="3"/>2</text:span></text:p>
          </draw:text-box>
        </draw:frame>
        <draw:frame draw:style-name="gr13" draw:text-style-name="P36" draw:layer="layout" svg:width="2.5cm" svg:height="0.763cm" svg:x="19.7cm" svg:y="14.437cm">
          <draw:text-box>
            <text:p><text:span text:style-name="T29">0 <text:s text:c="3"/>1 <text:s text:c="3"/>2</text:span></text:p>
          </draw:text-box>
        </draw:frame>
        <draw:g>
          <draw:frame draw:style-name="gr14" draw:text-style-name="P36" draw:layer="layout" svg:width="0.756cm" svg:height="0.763cm" svg:x="2.55cm" svg:y="15.138cm">
            <draw:text-box>
              <text:p><text:span text:style-name="T29">0</text:span></text:p>
            </draw:text-box>
          </draw:frame>
          <draw:frame draw:style-name="gr14" draw:text-style-name="P36" draw:layer="layout" svg:width="0.756cm" svg:height="0.763cm" svg:x="2.55cm" svg:y="15.9cm">
            <draw:text-box>
              <text:p><text:span text:style-name="T29">1</text:span></text:p>
            </draw:text-box>
          </draw:frame>
          <draw:frame draw:style-name="gr14" draw:text-style-name="P36" draw:layer="layout" svg:width="0.756cm" svg:height="0.763cm" svg:x="2.55cm" svg:y="16.738cm">
            <draw:text-box>
              <text:p><text:span text:style-name="T29">2</text:span></text:p>
            </draw:text-box>
          </draw:frame>
        </draw:g>
        <draw:g>
          <draw:frame draw:style-name="gr14" draw:text-style-name="P36" draw:layer="layout" svg:width="0.756cm" svg:height="0.763cm" svg:x="10.644cm" svg:y="15.2cm">
            <draw:text-box>
              <text:p><text:span text:style-name="T29">0</text:span></text:p>
            </draw:text-box>
          </draw:frame>
          <draw:frame draw:style-name="gr14" draw:text-style-name="P36" draw:layer="layout" svg:width="0.756cm" svg:height="0.763cm" svg:x="10.644cm" svg:y="15.962cm">
            <draw:text-box>
              <text:p><text:span text:style-name="T29">1</text:span></text:p>
            </draw:text-box>
          </draw:frame>
          <draw:frame draw:style-name="gr14" draw:text-style-name="P36" draw:layer="layout" svg:width="0.756cm" svg:height="0.763cm" svg:x="10.644cm" svg:y="16.8cm">
            <draw:text-box>
              <text:p><text:span text:style-name="T29">2</text:span></text:p>
            </draw:text-box>
          </draw:frame>
        </draw:g>
        <draw:g>
          <draw:frame draw:style-name="gr14" draw:text-style-name="P36" draw:layer="layout" svg:width="0.756cm" svg:height="0.763cm" svg:x="18.8cm" svg:y="15.137cm">
            <draw:text-box>
              <text:p><text:span text:style-name="T29">0</text:span></text:p>
            </draw:text-box>
          </draw:frame>
          <draw:frame draw:style-name="gr14" draw:text-style-name="P36" draw:layer="layout" svg:width="0.756cm" svg:height="0.763cm" svg:x="18.8cm" svg:y="15.899cm">
            <draw:text-box>
              <text:p><text:span text:style-name="T29">1</text:span></text:p>
            </draw:text-box>
          </draw:frame>
          <draw:frame draw:style-name="gr14" draw:text-style-name="P36" draw:layer="layout" svg:width="0.756cm" svg:height="0.763cm" svg:x="18.8cm" svg:y="16.737cm">
            <draw:text-box>
              <text:p><text:span text:style-name="T29">2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Matrizes: Impressão</text:p>
          </draw:text-box>
        </draw:frame>
        <draw:frame presentation:style-name="pr8" draw:text-style-name="P10" draw:layer="layout" svg:width="24.4cm" svg:height="14.6cm" svg:x="0.6cm" svg:y="3.8cm" presentation:class="outline">
          <draw:text-box>
            <text:list text:style-name="L2">
              <text:list-item>
                <text:p><text:span text:style-name="T10">Um bom algoritmo para imprimir a matriz é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Definir uma variável para contar a quantidade de linhas impressas;</text:span></text:p>
                  </text:list-item>
                  <text:list-item>
                    <text:p><text:span text:style-name="T14">Atribuir zero à essa variável;</text:span></text:p>
                  </text:list-item>
                  <text:list-item>
                    <text:p><text:span text:style-name="T14">Imprimir todas colunas da linha corrente;</text:span></text:p>
                  </text:list-item>
                  <text:list-item>
                    <text:p><text:span text:style-name="T14">Incrementar o contador de linha;</text:span></text:p>
                  </text:list-item>
                  <text:list-item>
                    <text:p><text:span text:style-name="T14">Imprimir o comando </text:span><text:span text:style-name="T30">“\n”</text:span><text:span text:style-name="T14"> para começar a impressão na próxima linha;</text:span></text:p>
                  </text:list-item>
                  <text:list-item>
                    <text:p><text:span text:style-name="T14">Voltar ao passo 3.</text:span></text:p>
                  </text:list-item>
                </text:list>
              </text:list-item>
            </text:list>
          </draw:text-box>
        </draw:frame>
        <draw:frame draw:style-name="gr15" draw:text-style-name="P16" draw:layer="layout" svg:width="14.387cm" svg:height="5.966cm" svg:x="5.213cm" svg:y="12cm">
          <draw:text-box>
            <text:p><text:span text:style-name="T15">int</text:span><text:span text:style-name="T11"> matriz</text:span><text:span text:style-name="T16">[</text:span><text:span text:style-name="T12">3</text:span><text:span text:style-name="T16">][</text:span><text:span text:style-name="T12">3</text:span><text:span text:style-name="T16">],</text:span><text:span text:style-name="T11"> i</text:span><text:span text:style-name="T16">,</text:span><text:span text:style-name="T11"> j</text:span><text:span text:style-name="T16">;</text:span><text:span text:style-name="T11"> </text:span></text:p>
            <text:p><text:span text:style-name="T18">// i é o índice de linhas e j de colunas</text:span></text:p>
            <text:p><text:span text:style-name="T11"/></text:p>
            <text:p><text:span text:style-name="T24">for</text:span><text:span text:style-name="T16">(</text:span><text:span text:style-name="T11">i</text:span><text:span text:style-name="T16">=</text:span><text:span text:style-name="T12">0</text:span><text:span text:style-name="T16">;</text:span><text:span text:style-name="T11">i</text:span><text:span text:style-name="T16">&lt;</text:span><text:span text:style-name="T12">3</text:span><text:span text:style-name="T16">;</text:span><text:span text:style-name="T11">i</text:span><text:span text:style-name="T16">++)</text:span></text:p>
            <text:p><text:span text:style-name="T16">{</text:span></text:p>
            <text:p><text:span text:style-name="T11"><text:s text:c="4"/></text:span><text:span text:style-name="T24">for</text:span><text:span text:style-name="T16">(</text:span><text:span text:style-name="T11">j</text:span><text:span text:style-name="T16">=</text:span><text:span text:style-name="T12">0</text:span><text:span text:style-name="T16">;</text:span><text:span text:style-name="T11">j</text:span><text:span text:style-name="T16">&lt;</text:span><text:span text:style-name="T12">3</text:span><text:span text:style-name="T16">;</text:span><text:span text:style-name="T11">j</text:span><text:span text:style-name="T16">++)</text:span></text:p>
            <text:p><text:span text:style-name="T11"><text:s text:c="9"/></text:span><text:span text:style-name="T11">printf</text:span><text:span text:style-name="T16">(</text:span><text:span text:style-name="T20">“ %d ”</text:span><text:span text:style-name="T16">,</text:span><text:span text:style-name="T11"> matriz</text:span><text:span text:style-name="T16">[</text:span><text:span text:style-name="T11">i</text:span><text:span text:style-name="T16">][</text:span><text:span text:style-name="T11">j</text:span><text:span text:style-name="T16">]);</text:span></text:p>
            <text:p><text:span text:style-name="T11"><text:s text:c="4"/></text:span><text:span text:style-name="T11">printf</text:span><text:span text:style-name="T16">(</text:span><text:span text:style-name="T20">“\n”</text:span><text:span text:style-name="T16">);</text:span></text:p>
            <text:p><text:span text:style-name="T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8" draw:text-style-name="P37" draw:layer="layout" svg:width="24.4cm" svg:height="14.6cm" svg:x="0.6cm" svg:y="3.8cm" presentation:class="outline">
          <draw:text-box>
            <text:list text:style-name="L4">
              <text:list-item>
                <text:p text:style-name="P9"><text:span text:style-name="T10">Crie uma matriz identidade com dimensões 5 x 5;</text:span></text:p>
              </text:list-item>
              <text:list-item>
                <text:p text:style-name="P9"><text:span text:style-name="T10">Faça um algoritmo que leia uma matriz 3 por 3 (3x3) e retorna a soma dos elementos da sua diagonal principal e da sua diagonal secundária;</text:span></text:p>
                <text:list>
                  <text:list-header>
                    <text:p text:style-name="P9">Soma Principal = 15</text:p>
                    <text:p text:style-name="P9">Soma Secundária = 15</text:p>
                  </text:list-header>
                </text:list>
                <text:p text:style-name="P9"><text:span text:style-name="T10"/></text:p>
              </text:list-item>
              <text:list-item>
                <text:p text:style-name="P9"><text:span text:style-name="T10">Leia uma matriz quadrada de inteiros com dimensão de 3x3 e verifique se ela é simétrica em relação à diagonal principal. Exemplos para teste.</text:span></text:p>
              </text:list-item>
            </text:list>
          </draw:text-box>
        </draw:frame>
        <draw:frame draw:style-name="gr16" draw:text-style-name="P24" draw:layer="layout" svg:width="3.393cm" svg:height="2.645cm" svg:x="11.8cm" svg:y="7.35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4" draw:layer="layout" svg:width="3.262cm" svg:height="2.645cm" svg:x="3.8cm" svg:y="14.5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4" draw:layer="layout" svg:width="3.203cm" svg:height="2.645cm" svg:x="9.222cm" svg:y="14.55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7" draw:text-style-name="P39" draw:layer="layout" svg:width="9cm" svg:height="1.353cm" svg:x="15cm" svg:y="15cm">
          <draw:text-box>
            <text:p text:style-name="P38"><text:span text:style-name="T31">A é simétrica em relação à diagonal principal. B não é simétric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10" draw:text-style-name="P41" draw:layer="layout" svg:width="24.4cm" svg:height="14.6cm" svg:x="0.6cm" svg:y="3.8cm" presentation:class="outline" presentation:user-transformed="true">
          <draw:text-box>
            <text:list text:style-name="L5">
              <text:list-item>
                <text:p text:style-name="P40"><text:span text:style-name="T10">Construa um programa que leia uma matriz de tamanho 5 x 5 e escreva a localização (linha, coluna) do maior valor encontrado na matriz.</text:span></text:p>
              </text:list-item>
              <text:list-item>
                <text:p text:style-name="P40"><text:span text:style-name="T10">Na teoria de Sistemas define-se elemento minimax de uma matriz, o menor elemento da linha em que se encontra o maior elemento da matriz. Escrever um algoritmo que lê uma matriz 5 por 5 (5x5) e determine o elemento minimax desta matriz, escrevendo-o e a posição na matriz em que ele se encontra.</text:span></text:p>
              </text:list-item>
              <text:list-item>
                <text:p text:style-name="P40"><text:span text:style-name="T10">Construa um programa que leia uma matriz 2 x 7. O programa deverá fazer uma busca de um valor N na matriz e, como resultado, escrever a localização (linha, coluna) do elemento. Caso o valor de N não constar na matriz lida, o programa deverá mostrar uma mensagem de “elemento não encontrado”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11" draw:text-style-name="P41" draw:layer="layout" svg:width="24.4cm" svg:height="14.6cm" svg:x="0.6cm" svg:y="3.8cm" presentation:class="outline">
          <draw:text-box>
            <text:list text:style-name="L6">
              <text:list-item>
                <text:p text:style-name="P40"><text:span text:style-name="T10">Crie um programa que calcule o determinante de qualquer matriz 3 x 3 fornecida pelo usuário.</text:span></text:p>
              </text:list-item>
              <text:list-item>
                <text:p text:style-name="P40"><text:span text:style-name="T10">Construa um programa que entre com duas matrizes e com suas respectivas dimensões. Em seguida, verifique se é possível fazer a multiplicação entre as matrizes. Caso seja possível, calcule e exiba em tela o produto entre elas. </text:span></text:p>
              </text:list-item>
              <text:list-item>
                <text:p text:style-name="P40"><text:span text:style-name="T10">Desenvolva um programa que leia uma matriz 6 x 6 e escreva quantos valores maiores que N ela possui. Obs.: O valor de N será fornecido pelo usuári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0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8" draw:text-style-name="P10" draw:layer="layout" svg:width="24.4cm" svg:height="14.6cm" svg:x="0.6cm" svg:y="3.8cm" presentation:class="outline">
          <draw:text-box>
            <text:list text:style-name="L7">
              <text:list-item>
                <text:p text:style-name="P42"><text:span text:style-name="T10">Escreva um algoritmo que lê uma matriz M(5, 5) e a imprima para que o usuário possa conferi-la. Calcula e mostre as seguintes somas:</text:span> </text:p>
              </text:list-item>
            </text:list>
            <text:list text:style-name="L2">
              <text:list-header>
                <text:p><text:span text:style-name="T14">a) da linha 4 de M</text:span></text:p>
                <text:p><text:span text:style-name="T14">b) da coluna 2 de M</text:span></text:p>
                <text:p><text:span text:style-name="T14">c) da diagonal principal</text:span></text:p>
                <text:p><text:span text:style-name="T14">d) da diagonal secundária</text:span></text:p>
                <text:p><text:span text:style-name="T14">e) de todos os elementos da matriz M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draw:frame presentation:style-name="pr7" draw:text-style-name="P10" draw:layer="layout" svg:width="24.8cm" svg:height="2.681cm" svg:x="0.4cm" svg:y="0.319cm" presentation:class="title">
          <draw:text-box>
            <text:p>Exercícios</text:p>
          </draw:text-box>
        </draw:frame>
        <draw:frame presentation:style-name="pr12" draw:text-style-name="P41" draw:layer="layout" svg:width="24.4cm" svg:height="14.6cm" svg:x="0.6cm" svg:y="3.8cm" presentation:class="outline">
          <draw:text-box>
            <text:list text:style-name="L8">
              <text:list-item>
                <text:p text:style-name="P40"><text:span text:style-name="T10">Escrever um algoritmo que lê uma matriz M(5, 5) e a escreva. Verifique, a seguir, quais os elementos de M que estão repetidos e quantas vezes cada um está repetido. Escrever cada elemento repetido com uma mensagem dizendo que o elemento aparece X vezes em M.</text:span></text:p>
                <text:p text:style-name="P40"><text:span text:style-name="T32"/></text:p>
              </text:list-item>
              <text:list-item>
                <text:p text:style-name="P40"><text:span text:style-name="T10">Receba uma matriz M(5, 5) do usuário e então troque os elementos da primeira linha, com os elementos da terceira linh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roman" style:font-pitch="variable"/>
    <style:font-face style:name="Arial3" svg:font-family="Arial" style:font-adornments="Regular" style:font-family-generic="swiss" style:font-pitch="variable"/>
    <style:font-face style:name="Arial4" svg:font-family="Arial" style:font-family-generic="system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roman" style:font-pitch="variable"/>
    <style:font-face style:name="Calibri3" svg:font-family="Calibri" style:font-family-generic="swiss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roman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pitch-asian="variable" style:font-size-asian="18pt" style:language-asian="zh" style:country-asian="CN" style:font-style-asian="normal" style:font-weight-asian="normal" style:font-name-complex="DejaVu Sans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3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5-21">21/05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9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5-21">21/05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9</text:page-number></text:span></text:p>
        </draw:text-box>
      </draw:frame>
      <presentation:notes style:page-layout-name="PM0"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101</meta:editing-cycles>
    <meta:creation-date>2016-02-05T12:36:21</meta:creation-date>
    <dc:date>2022-05-21T15:15:53.493000000</dc:date>
    <meta:editing-duration>PT9H29M49S</meta:editing-duration>
    <meta:generator>LibreOffice/7.2.1.2$Windows_X86_64 LibreOffice_project/87b77fad49947c1441b67c559c339af8f3517e22</meta:generator>
    <meta:document-statistic meta:object-count="25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o fence="true" form="prefix" stretchy="true">[</mo>
        <mrow>
          <mrow>
            <mtable>
              <mtr>
                <mtd>
                  <mn>1</mn>
                </mtd>
              </mtr>
              <mtr>
                <mtd>
                  <mn>4</mn>
                </mtd>
              </mtr>
              <mtr>
                <mtd>
                  <mn>7</mn>
                </mtd>
              </mtr>
            </mtable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8</mn>
                </mtd>
              </mtr>
            </mtable>
            <mtable>
              <mtr>
                <mtd>
                  <mn>3</mn>
                </mtd>
              </mtr>
              <mtr>
                <mtd>
                  <mn>6</mn>
                </mtd>
              </mtr>
              <mtr>
                <mtd>
                  <mn>9</mn>
                </mtd>
              </mtr>
            </mtable>
          </mrow>
        </mrow>
        <mo fence="true" form="postfix" stretchy="true">]</mo>
      </mrow>
    </mrow>
    <annotation encoding="StarMath 5.0">M = left [ stack{1 # 4 # 7} stack{2 # 5 # 8} stack{3# 6 #9}   right ] 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row>
            <mtable>
              <mtr>
                <mtd>
                  <mn>1</mn>
                </mtd>
              </mtr>
              <mtr>
                <mtd>
                  <mn>7</mn>
                </mtd>
              </mtr>
              <mtr>
                <mtd>
                  <mn>8</mn>
                </mtd>
              </mtr>
            </mtable>
            <mtable>
              <mtr>
                <mtd>
                  <mn>7</mn>
                </mtd>
              </mtr>
              <mtr>
                <mtd>
                  <mn>2</mn>
                </mtd>
              </mtr>
              <mtr>
                <mtd>
                  <mn>4</mn>
                </mtd>
              </mtr>
            </mtable>
            <mtable>
              <mtr>
                <mtd>
                  <mn>8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</mrow>
        <mo fence="true" form="postfix" stretchy="true">]</mo>
      </mrow>
    </mrow>
    <annotation encoding="StarMath 5.0">A = left [ stack{1 # 7 # 8} stack{7 # 2 # 4} stack{8 # 4 # 3}  right ] 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form="prefix" stretchy="true">[</mo>
        <mrow>
          <mrow>
            <mtable>
              <mtr>
                <mtd>
                  <mn>1</mn>
                </mtd>
              </mtr>
              <mtr>
                <mtd>
                  <mn>7</mn>
                </mtd>
              </mtr>
              <mtr>
                <mtd>
                  <mn>8</mn>
                </mtd>
              </mtr>
            </mtable>
            <mtable>
              <mtr>
                <mtd>
                  <mn>5</mn>
                </mtd>
              </mtr>
              <mtr>
                <mtd>
                  <mn>2</mn>
                </mtd>
              </mtr>
              <mtr>
                <mtd>
                  <mn>4</mn>
                </mtd>
              </mtr>
            </mtable>
            <mtable>
              <mtr>
                <mtd>
                  <mn>6</mn>
                </mtd>
              </mtr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</mrow>
        <mo fence="true" form="postfix" stretchy="true">]</mo>
      </mrow>
    </mrow>
    <annotation encoding="StarMath 5.0">B = left [ stack{1 # 7 # 8} stack{5 # 2 # 4} stack{6 # 4 # 3}  right ] </annotation>
  </semantics>
</math>
</file>